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C" style:family="table-column">
      <style:table-column-properties style:column-width="8.5cm" style:rel-column-width="32766*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5.7" style:family="table-row">
      <style:table-row-properties style:min-row-height="0.624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494cm" style:rel-column-width="2550*"/>
    </style:style>
    <style:style style:name="Table6.B" style:family="table-column">
      <style:table-column-properties style:column-width="12.506cm" style:rel-column-width="709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7" style:family="table-row">
      <style:table-row-properties style:min-row-height="0.624cm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able_20_Contents">
      <style:text-properties officeooo:rsid="000495d4" officeooo:paragraph-rsid="000495d4"/>
    </style:style>
    <style:style style:name="P4" style:family="paragraph" style:parent-style-name="Text_20_body">
      <style:text-properties officeooo:paragraph-rsid="00059ddd"/>
    </style:style>
    <style:style style:name="P5" style:family="paragraph" style:parent-style-name="Text_20_body">
      <style:text-properties fo:font-style="italic" officeooo:paragraph-rsid="00059ddd" style:font-style-asian="italic" style:font-style-complex="italic"/>
    </style:style>
    <style:style style:name="P6" style:family="paragraph" style:parent-style-name="Heading_20_2" style:list-style-name="L2"/>
    <style:style style:name="P7" style:family="paragraph" style:parent-style-name="Heading_20_2" style:list-style-name="L3">
      <style:paragraph-properties fo:text-align="start" style:justify-single-word="false" style:writing-mode="lr-tb"/>
    </style:style>
    <style:style style:name="P8" style:family="paragraph" style:parent-style-name="Heading_20_4">
      <style:paragraph-properties fo:margin-top="0cm" fo:margin-bottom="0.247cm" style:contextual-spacing="false" fo:line-height="115%"/>
    </style:style>
    <style:style style:name="P9" style:family="paragraph" style:parent-style-name="Table_20_Contents">
      <style:text-properties officeooo:rsid="00059ddd" officeooo:paragraph-rsid="00059dd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2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Quotations">
      <style:paragraph-properties fo:margin-top="0cm" fo:margin-bottom="0.247cm" style:contextual-spacing="false" fo:line-height="115%"/>
    </style:style>
    <style:style style:name="P15" style:family="paragraph" style:parent-style-name="Heading_20_2" style:list-style-name="L6"/>
    <style:style style:name="P16" style:family="paragraph" style:parent-style-name="Table_20_Contents">
      <style:text-properties fo:font-weight="bold" officeooo:rsid="0006946a" officeooo:paragraph-rsid="0006946a" style:font-weight-asian="bold" style:font-weight-complex="bold"/>
    </style:style>
    <style:style style:name="P17" style:family="paragraph" style:parent-style-name="Table_20_Contents">
      <style:text-properties officeooo:rsid="0006946a" officeooo:paragraph-rsid="0006946a"/>
    </style:style>
    <style:style style:name="P18" style:family="paragraph" style:parent-style-name="Heading_20_2" style:list-style-name="L7"/>
    <style:style style:name="P19" style:family="paragraph" style:parent-style-name="Table_20_Contents">
      <style:text-properties fo:color="#ffff00" loext:opacity="100%" fo:font-weight="bold" officeooo:rsid="0006946a" officeooo:paragraph-rsid="0006946a" style:font-weight-asian="bold" style:font-weight-complex="bold"/>
    </style:style>
    <style:style style:name="P20" style:family="paragraph" style:parent-style-name="Table_20_Contents">
      <style:text-properties officeooo:rsid="0006c3c3" officeooo:paragraph-rsid="0006c3c3"/>
    </style:style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Heading_20_2" style:list-style-name="L9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able_20_Contents">
      <style:text-properties fo:font-weight="bold" officeooo:rsid="0006c3c3" officeooo:paragraph-rsid="0006c3c3" style:font-weight-asian="bold" style:font-weight-complex="bold"/>
    </style:style>
    <style:style style:name="P27" style:family="paragraph" style:parent-style-name="Table_20_Contents">
      <style:text-properties officeooo:rsid="00082048" officeooo:paragraph-rsid="00082048"/>
    </style:style>
    <style:style style:name="P28" style:family="paragraph" style:parent-style-name="Text_20_body">
      <style:text-properties officeooo:paragraph-rsid="00082048"/>
    </style:style>
    <style:style style:name="P29" style:family="paragraph" style:parent-style-name="Heading_20_2" style:list-style-name="L11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Heading_20_2" style:list-style-name="L13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4"/>
    <style:style style:name="P35" style:family="paragraph" style:parent-style-name="Heading_20_2" style:list-style-name="L15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P37" style:family="paragraph" style:parent-style-name="Text_20_body" style:list-style-name="L16"/>
    <style:style style:name="P38" style:family="paragraph" style:parent-style-name="Heading_20_2" style:list-style-name="L17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Heading_20_2" style:list-style-name="L19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Quotations">
      <style:paragraph-properties fo:margin-top="0cm" fo:margin-bottom="0.247cm" style:contextual-spacing="false" fo:line-height="115%"/>
      <style:text-properties fo:font-style="italic" officeooo:paragraph-rsid="000a5cde" style:font-style-asian="italic" style:font-style-complex="italic"/>
    </style:style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Heading_20_3">
      <style:paragraph-properties fo:margin-top="0cm" fo:margin-bottom="0.247cm" style:contextual-spacing="false" fo:line-height="115%"/>
    </style:style>
    <style:style style:name="P48" style:family="paragraph" style:parent-style-name="Text_20_body" style:list-style-name="L22">
      <style:paragraph-properties fo:margin-top="0cm" fo:margin-bottom="0cm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3">
      <style:paragraph-properties fo:margin-top="0cm" fo:margin-bottom="0cm" style:contextual-spacing="false"/>
    </style:style>
    <style:style style:name="P51" style:family="paragraph" style:parent-style-name="Text_20_body" style:list-style-name="L23"/>
    <style:style style:name="P52" style:family="paragraph" style:parent-style-name="Table_20_Contents">
      <style:text-properties fo:font-weight="bold" officeooo:rsid="000a5cde" officeooo:paragraph-rsid="000a5cde" style:font-weight-asian="bold" style:font-weight-complex="bold"/>
    </style:style>
    <style:style style:name="P53" style:family="paragraph" style:parent-style-name="Text_20_body">
      <style:text-properties fo:font-style="italic" officeooo:paragraph-rsid="000a5cde" style:font-style-asian="italic" style:font-style-complex="italic"/>
    </style:style>
    <style:style style:name="P54" style:family="paragraph" style:parent-style-name="Text_20_body">
      <style:text-properties officeooo:paragraph-rsid="000a5cde"/>
    </style:style>
    <style:style style:name="P55" style:family="paragraph" style:parent-style-name="Table_20_Contents">
      <style:text-properties fo:font-weight="bold" officeooo:rsid="000ad32c" officeooo:paragraph-rsid="000ad32c" style:font-weight-asian="bold" style:font-weight-complex="bold"/>
    </style:style>
    <style:style style:name="P56" style:family="paragraph" style:parent-style-name="Text_20_body" style:list-style-name="L24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57" style:family="paragraph" style:parent-style-name="Text_20_body" style:list-style-name="L24">
      <style:text-properties fo:font-style="italic" style:font-style-asian="italic" style:font-style-complex="italic"/>
    </style:style>
    <style:style style:name="T1" style:family="text">
      <style:text-properties officeooo:rsid="000495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erif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T4" style:family="text">
      <style:text-properties officeooo:rsid="0006946a"/>
    </style:style>
    <style:style style:name="T5" style:family="text">
      <style:text-properties officeooo:rsid="0006c3c3"/>
    </style:style>
    <style:style style:name="T6" style:family="text">
      <style:text-properties officeooo:rsid="0008204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fé Management System</text:p>
      <text:p text:style-name="Text_20_body"/>
      <text:h text:style-name="Heading_20_1" text:outline-level="1">Project Overview</text:h>
      <text:p text:style-name="Text_20_body">The Café Management System is a local-first, real-time application designed for small to medium-sized cafés — with the ability to scale to multi-café chains.</text:p>
      <text:p text:style-name="Text_20_body">It combines: </text:p>
      <text:list text:style-name="L1">
        <text:list-item>
          <text:p text:style-name="P1"><text:span text:style-name="Strong_20_Emphasis">Order &amp; billing management</text:span></text:p>
        </text:list-item>
        <text:list-item>
          <text:p text:style-name="P1"><text:span text:style-name="Strong_20_Emphasis">Real-time status tracking</text:span></text:p>
        </text:list-item>
        <text:list-item>
          <text:p text:style-name="P1"><text:span text:style-name="Strong_20_Emphasis">Staff time tracking (pointage)</text:span></text:p>
        </text:list-item>
        <text:list-item>
          <text:p text:style-name="P1"><text:span text:style-name="Strong_20_Emphasis">Multi-café administration</text:span></text:p>
        </text:list-item>
        <text:list-item>
          <text:p text:style-name="P1"><text:span text:style-name="Strong_20_Emphasis">Secure authentication</text:span></text:p>
        </text:list-item>
        <text:list-item>
          <text:p text:style-name="P2"><text:span text:style-name="Strong_20_Emphasis">Business intelligence &amp; reporting</text:span> </text:p>
        </text:list-item>
      </text:list>
      <text:p text:style-name="Text_20_body">The app runs <text:span text:style-name="Strong_20_Emphasis">locally</text:span> on café devices (tablet/PC), ensuring <text:span text:style-name="Strong_20_Emphasis">no internet dependency</text:span>, while protecting your source code and enabling <text:span text:style-name="Strong_20_Emphasis">license-controlled distribution</text:span>. </text:p>
      <text:p text:style-name="Text_20_body"/>
      <text:p text:style-name="Text_20_body"/>
      <text:h text:style-name="Heading_20_1" text:outline-level="1">👥 <text:span text:style-name="Strong_20_Emphasis">User Roles &amp; Permissions</text:span>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">ROLE</text:p>
            </table:table-cell>
            <table:table-cell table:style-name="Table1.B1" office:value-type="string">
              <text:p text:style-name="P3">SCOPE</text:p>
            </table:table-cell>
            <table:table-cell table:style-name="Table1.C1" office:value-type="string">
              <text:p text:style-name="P3">KEY RESPONSIBILITIES</text:p>
            </table:table-cell>
          </table:table-row>
        </table:table-header-rows>
        <table:table-row>
          <table:table-cell table:style-name="Table1.A2" office:value-type="string">
            <text:p text:style-name="P3">Client</text:p>
          </table:table-cell>
          <table:table-cell table:style-name="Table1.B2" office:value-type="string">
            <text:p text:style-name="P3">Per order</text:p>
          </table:table-cell>
          <table:table-cell table:style-name="Table1.C2" office:value-type="string">
            <text:p text:style-name="Table_20_Contents"><text:s/><text:span text:style-name="T1">View menu, place order, tack progress</text:span></text:p>
          </table:table-cell>
        </table:table-row>
        <table:table-row>
          <table:table-cell table:style-name="Table1.A2" office:value-type="string">
            <text:p text:style-name="P3">Waiter</text:p>
          </table:table-cell>
          <table:table-cell table:style-name="Table1.B2" office:value-type="string">
            <text:p text:style-name="P3">Per cafe</text:p>
          </table:table-cell>
          <table:table-cell table:style-name="Table1.C3" office:value-type="string">
            <text:p text:style-name="P3">Take orders, serve, bill, clock in/out</text:p>
          </table:table-cell>
        </table:table-row>
        <table:table-row>
          <table:table-cell table:style-name="Table1.A2" office:value-type="string">
            <text:p text:style-name="P3">Barista</text:p>
          </table:table-cell>
          <table:table-cell table:style-name="Table1.B2" office:value-type="string">
            <text:p text:style-name="P3">Per cafe</text:p>
          </table:table-cell>
          <table:table-cell table:style-name="Table1.C4" office:value-type="string">
            <text:p text:style-name="Table_20_Contents">Prepare orders, update status, clock in/out</text:p>
          </table:table-cell>
        </table:table-row>
        <table:table-row>
          <table:table-cell table:style-name="Table1.A2" office:value-type="string">
            <text:p text:style-name="P3">Admin</text:p>
          </table:table-cell>
          <table:table-cell table:style-name="Table1.B2" office:value-type="string">
            <text:p text:style-name="Table_20_Contents">Global (all cafés)</text:p>
          </table:table-cell>
          <table:table-cell table:style-name="Table1.C5" office:value-type="string">
            <text:p text:style-name="Table_20_Contents">Manage cafés, staff, menus, reports, pointage</text:p>
          </table:table-cell>
        </table:table-row>
        <table:table-row>
          <table:table-cell table:style-name="Table1.A6" office:value-type="string">
            <text:p text:style-name="P3">App Owner</text:p>
          </table:table-cell>
          <table:table-cell table:style-name="Table1.B6" office:value-type="string">
            <text:p text:style-name="Table_20_Contents">Developer</text:p>
          </table:table-cell>
          <table:table-cell table:style-name="Table1.C6" office:value-type="string">
            <text:p text:style-name="Table_20_Contents">Distribute, license, protect, update</text:p>
          </table:table-cell>
        </table:table-row>
      </table:table>
      <text:p text:style-name="Text_20_body"/>
      <text:p text:style-name="Text_20_body"/>
      <text:h text:style-name="Heading_20_1" text:outline-level="1">☕ Café (Location) Management</text:h>
      <text:p text:style-name="Text_20_body">Each Admin can manage multiple cafés, each with: </text:p>
      <text:p text:style-name="Text_20_body">Café Info: </text:p>
      <text:p text:style-name="Text_20_body"><text:s text:c="4"/>Name, address, phone, logo</text:p>
      <text:p text:style-name="Text_20_body"><text:s text:c="4"/>Opening hours</text:p>
      <text:p text:style-name="Text_20_body"><text:soft-page-break/><text:s text:c="4"/>Tax rate, currency</text:p>
      <text:p text:style-name="Text_20_body"><text:s text:c="4"/>Printer settings</text:p>
      <text:p text:style-name="Text_20_body"><text:s text:c="4"/>Local IP or network name</text:p>
      <text:p text:style-name="Text_20_body">Features: </text:p>
      <text:p text:style-name="Text_20_body"><text:s text:c="4"/>Independent menu (can be shared or unique)</text:p>
      <text:p text:style-name="Text_20_body"><text:s text:c="4"/>Assigned staff (waiters, baristas)</text:p>
      <text:p text:style-name="Text_20_body"><text:s text:c="4"/>Separate order &amp; sales history</text:p>
      <text:p text:style-name="Text_20_body"><text:s text:c="4"/>Time tracking (pointage) per staff</text:p>
      <text:p text:style-name="P4"><text:s text:c="4"/><text:span text:style-name="T2">“Admin can switch between cafés in the dashboard.”</text:span></text:p>
      <text:p text:style-name="P5"/>
      <text:h text:style-name="Heading_20_1" text:outline-level="1">🔐 Authentication System</text:h>
      <text:list text:style-name="L2">
        <text:list-item>
          <text:list>
            <text:list-item>
              <text:h text:style-name="P6" text:outline-level="2">Admin Login (Multi-Method)</text:h>
            </text:list-item>
          </text:list>
        </text:list-item>
      </text:list>
      <text:p text:style-name="Text_20_body">The Admin can log in using: </text:p>
      <text:p text:style-name="Text_20_body"><text:s text:c="4"/>✅ Email + Password (local account)</text:p>
      <text:p text:style-name="Text_20_body"><text:s text:c="4"/>✅ Google (Gmail) OAuth (fast, secure)</text:p>
      <text:p text:style-name="Text_20_body"><text:s text:c="4"/>✅ Phone Number + OTP (SMS verification)</text:p>
      <text:p text:style-name="Text_20_body"><text:s text:c="4"/>Secure session management with logout from all devices.</text:p>
      <text:p text:style-name="Text_20_body"/>
      <text:list text:style-name="L3">
        <text:list-item>
          <text:list>
            <text:list-item>
              <text:h text:style-name="P7" text:outline-level="2">Staff Login (Waiters &amp; Baristas)</text:h>
            </text:list-item>
          </text:list>
        </text:list-item>
      </text:list>
      <text:p text:style-name="Text_20_body">Staff log in to <text:span text:style-name="Strong_20_Emphasis">clock in/out</text:span> and access their role-specific interface. </text:p>
      <text:h text:style-name="P8" text:outline-level="4">Supported Methods: </text:h>
      <text:p text:style-name="Text_20_body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METHOD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9">Email + Password</text:p>
          </table:table-cell>
          <table:table-cell table:style-name="Table2.B2" office:value-type="string">
            <text:p text:style-name="P9">Standard login after registration</text:p>
          </table:table-cell>
        </table:table-row>
        <table:table-row>
          <table:table-cell table:style-name="Table2.A2" office:value-type="string">
            <text:p text:style-name="P9">PIN Code</text:p>
          </table:table-cell>
          <table:table-cell table:style-name="Table2.B2" office:value-type="string">
            <text:p text:style-name="P9">4-6 digit code (e.g, 1234) – fast for shift start</text:p>
          </table:table-cell>
        </table:table-row>
        <table:table-row>
          <table:table-cell table:style-name="Table2.A2" office:value-type="string">
            <text:p text:style-name="P9">QR Code Scan</text:p>
          </table:table-cell>
          <table:table-cell table:style-name="Table2.B2" office:value-type="string">
            <text:p text:style-name="P9">Scan a cafe-specific QR to login</text:p>
          </table:table-cell>
        </table:table-row>
        <table:table-row>
          <table:table-cell table:style-name="Table2.A2" office:value-type="string">
            <text:p text:style-name="P9">(Future) Biometrics</text:p>
          </table:table-cell>
          <table:table-cell table:style-name="Table2.B2" office:value-type="string">
            <text:p text:style-name="P9">Face ID / fingerprint on table</text:p>
          </table:table-cell>
        </table:table-row>
      </table:table>
      <text:p text:style-name="Text_20_body"/>
      <text:p text:style-name="P10">“🔒 All logins are server-verified — no local bypass.”</text:p>
      <text:p text:style-name="P10"/>
      <text:p text:style-name="P10"/>
      <text:p text:style-name="P10"><text:soft-page-break/></text:p>
      <text:h text:style-name="Heading_20_1" text:outline-level="1">🕰️ <text:span text:style-name="Strong_20_Emphasis">Time Tracking (Pointage) System</text:span></text:h>
      <text:p text:style-name="Text_20_body">A full <text:span text:style-name="Strong_20_Emphasis">staff attendance &amp; time-tracking module</text:span> for payroll and performance. </text:p>
      <text:list text:style-name="L4">
        <text:list-item>
          <text:list>
            <text:list-item>
              <text:h text:style-name="P11" text:outline-level="2"><text:span text:style-name="T3">Clock-In / Clock-Out Workflow</text:span> </text:h>
            </text:list-item>
          </text:list>
        </text:list-item>
      </text:list>
      <text:list text:style-name="L5">
        <text:list-item>
          <text:p text:style-name="P12">Staff arrives at café</text:p>
        </text:list-item>
        <text:list-item>
          <text:p text:style-name="P12">Opens app on counter device</text:p>
        </text:list-item>
        <text:list-item>
          <text:p text:style-name="P12">Logs in (email/PIN/QR)</text:p>
        </text:list-item>
        <text:list-item>
          <text:p text:style-name="P12">Clicks <text:span text:style-name="Strong_20_Emphasis">"Clock In"</text:span> → system records:</text:p>
          <text:list>
            <text:list-item>
              <text:p text:style-name="P12">Timestamp</text:p>
            </text:list-item>
            <text:list-item>
              <text:p text:style-name="P12">Café ID</text:p>
            </text:list-item>
            <text:list-item>
              <text:p text:style-name="P12">User ID </text:p>
            </text:list-item>
          </text:list>
        </text:list-item>
        <text:list-item>
          <text:p text:style-name="P12">At end of shift, clicks <text:span text:style-name="Strong_20_Emphasis">"Clock Out"</text:span></text:p>
        </text:list-item>
        <text:list-item>
          <text:p text:style-name="P13">System calculates <text:span text:style-name="Strong_20_Emphasis">total hours worked</text:span> </text:p>
        </text:list-item>
      </text:list>
      <text:p text:style-name="P14">⏱️ Optional: Auto-clock out after max hours (e.g., 10h) </text:p>
      <text:p text:style-name="Text_20_body"/>
      <text:list text:style-name="L6">
        <text:list-item>
          <text:list>
            <text:list-item>
              <text:h text:style-name="P15" text:outline-level="2">Data Tracked</text:h>
            </text:list-item>
          </text:list>
        </text:list-item>
      </text:list>
      <text:p text:style-name="Text_20_body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6">FIELD</text:p>
          </table:table-cell>
          <table:table-cell table:style-name="Table3.B1" office:value-type="string">
            <text:p text:style-name="P16">DESCRIPTION</text:p>
          </table:table-cell>
        </table:table-row>
        <table:table-row>
          <table:table-cell table:style-name="Table3.A2" office:value-type="string">
            <text:p text:style-name="P17">clock_in</text:p>
          </table:table-cell>
          <table:table-cell table:style-name="Table3.B2" office:value-type="string">
            <text:p text:style-name="P17">Date/time of arrival</text:p>
          </table:table-cell>
        </table:table-row>
        <table:table-row>
          <table:table-cell table:style-name="Table3.A2" office:value-type="string">
            <text:p text:style-name="P17">clock_out</text:p>
          </table:table-cell>
          <table:table-cell table:style-name="Table3.B2" office:value-type="string">
            <text:p text:style-name="P17">Date/time of departure</text:p>
          </table:table-cell>
        </table:table-row>
        <table:table-row>
          <table:table-cell table:style-name="Table3.A2" office:value-type="string">
            <text:p text:style-name="P17">total_hours</text:p>
          </table:table-cell>
          <table:table-cell table:style-name="Table3.B2" office:value-type="string">
            <text:p text:style-name="P17">Calculated duration</text:p>
          </table:table-cell>
        </table:table-row>
        <table:table-row>
          <table:table-cell table:style-name="Table3.A2" office:value-type="string">
            <text:p text:style-name="P17">status</text:p>
          </table:table-cell>
          <table:table-cell table:style-name="Table3.B2" office:value-type="string">
            <text:p text:style-name="Table_20_Contents">“<text:span text:style-name="T4">On Time</text:span>”, “<text:span text:style-name="T4">Late</text:span>”, “<text:span text:style-name="T4">Absent</text:span>”</text:p>
          </table:table-cell>
        </table:table-row>
        <table:table-row>
          <table:table-cell table:style-name="Table3.A2" office:value-type="string">
            <text:p text:style-name="P17">cafe_id</text:p>
          </table:table-cell>
          <table:table-cell table:style-name="Table3.B2" office:value-type="string">
            <text:p text:style-name="P17">Location of shift</text:p>
          </table:table-cell>
        </table:table-row>
        <table:table-row>
          <table:table-cell table:style-name="Table3.A2" office:value-type="string">
            <text:p text:style-name="P17">user_id</text:p>
          </table:table-cell>
          <table:table-cell table:style-name="Table3.B2" office:value-type="string">
            <text:p text:style-name="P17">Staff member </text:p>
          </table:table-cell>
        </table:table-row>
      </table:table>
      <text:p text:style-name="Text_20_body"/>
      <text:p text:style-name="Text_20_body"/>
      <text:list text:style-name="L7">
        <text:list-item>
          <text:list>
            <text:list-item>
              <text:h text:style-name="P18" text:outline-level="2">Admin: Pointage Reports</text:h>
            </text:list-item>
          </text:list>
        </text:list-item>
      </text:list>
      <text:p text:style-name="Text_20_body">Admin can view: </text:p>
      <text:h text:style-name="P8" text:outline-level="4">📅 Daily Attendance Table </text:h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19">EMPLOYEE</text:p>
          </table:table-cell>
          <table:table-cell table:style-name="Table4.A1" office:value-type="string">
            <text:p text:style-name="P19">DATE</text:p>
          </table:table-cell>
          <table:table-cell table:style-name="Table4.A1" office:value-type="string">
            <text:p text:style-name="P19">CLOCK IN</text:p>
          </table:table-cell>
          <table:table-cell table:style-name="Table4.A1" office:value-type="string">
            <text:p text:style-name="P19">CLOCK OUT</text:p>
          </table:table-cell>
          <table:table-cell table:style-name="Table4.A1" office:value-type="string">
            <text:p text:style-name="P19">HOURS</text:p>
          </table:table-cell>
          <table:table-cell table:style-name="Table4.F1" office:value-type="string">
            <text:p text:style-name="P19">STATUS</text:p>
          </table:table-cell>
        </table:table-row>
        <table:table-row>
          <table:table-cell table:style-name="Table4.A2" office:value-type="string">
            <text:p text:style-name="P17">Ahmed</text:p>
          </table:table-cell>
          <table:table-cell table:style-name="Table4.A2" office:value-type="string">
            <text:p text:style-name="P17">2025-04-05</text:p>
          </table:table-cell>
          <table:table-cell table:style-name="Table4.A2" office:value-type="string">
            <text:p text:style-name="P17">06:00</text:p>
          </table:table-cell>
          <table:table-cell table:style-name="Table4.A2" office:value-type="string">
            <text:p text:style-name="P17">15:02</text:p>
          </table:table-cell>
          <table:table-cell table:style-name="Table4.A2" office:value-type="string">
            <text:p text:style-name="P20">8</text:p>
          </table:table-cell>
          <table:table-cell table:style-name="Table4.F2" office:value-type="string">
            <text:p text:style-name="P17">On Time</text:p>
          </table:table-cell>
        </table:table-row>
        <table:table-row>
          <table:table-cell table:style-name="Table4.A2" office:value-type="string">
            <text:p text:style-name="P17">Ali</text:p>
          </table:table-cell>
          <table:table-cell table:style-name="Table4.A2" office:value-type="string">
            <text:p text:style-name="P17">2025-04-05</text:p>
          </table:table-cell>
          <table:table-cell table:style-name="Table4.A2" office:value-type="string">
            <text:p text:style-name="P17">1<text:span text:style-name="T5">5</text:span>:<text:span text:style-name="T5">20</text:span></text:p>
          </table:table-cell>
          <table:table-cell table:style-name="Table4.A2" office:value-type="string">
            <text:p text:style-name="P20">23:00</text:p>
          </table:table-cell>
          <table:table-cell table:style-name="Table4.A2" office:value-type="string">
            <text:p text:style-name="P20">7.6</text:p>
          </table:table-cell>
          <table:table-cell table:style-name="Table4.F2" office:value-type="string">
            <text:p text:style-name="P20">Late (20 min)</text:p>
          </table:table-cell>
        </table:table-row>
      </table:table>
      <text:p text:style-name="Text_20_body"/>
      <text:p text:style-name="Text_20_body"><text:soft-page-break/></text:p>
      <text:p text:style-name="Text_20_body"/>
      <text:h text:style-name="Heading_20_4" text:outline-level="4">Summary Reports </text:h>
      <text:list text:style-name="L8">
        <text:list-item>
          <text:p text:style-name="P21">Total hours per employee (weekly/monthly)</text:p>
        </text:list-item>
        <text:list-item>
          <text:p text:style-name="P21">Average attendance</text:p>
        </text:list-item>
        <text:list-item>
          <text:p text:style-name="P21">Overtime tracking</text:p>
        </text:list-item>
        <text:list-item>
          <text:p text:style-name="P22">Absence/late trends </text:p>
        </text:list-item>
      </text:list>
      <text:p text:style-name="P14">💾 Export as <text:span text:style-name="Strong_20_Emphasis">CSV, Excel, or PDF</text:span> for payroll </text:p>
      <text:p text:style-name="Text_20_body"/>
      <text:list text:style-name="L9">
        <text:list-item>
          <text:list>
            <text:list-item>
              <text:h text:style-name="P23" text:outline-level="2">Anti-Fraud &amp; Security</text:h>
            </text:list-item>
          </text:list>
        </text:list-item>
      </text:list>
      <text:p text:style-name="Text_20_body"/>
      <text:list text:style-name="L10">
        <text:list-item>
          <text:p text:style-name="P24">❌ No clock-in without login</text:p>
        </text:list-item>
        <text:list-item>
          <text:p text:style-name="P24">❌ Cannot falsify time (server-side timestamp only)</text:p>
        </text:list-item>
        <text:list-item>
          <text:p text:style-name="P24">🔔 Alert if:</text:p>
          <text:list>
            <text:list-item>
              <text:p text:style-name="P24">Clock-out without clock-in</text:p>
            </text:list-item>
            <text:list-item>
              <text:p text:style-name="P24">Same user clocks in from two cafés in one day</text:p>
            </text:list-item>
            <text:list-item>
              <text:p text:style-name="P24">Clock-in from outside café (optional: <text:span text:style-name="Strong_20_Emphasis">geofencing</text:span> via local IP) </text:p>
            </text:list-item>
          </text:list>
        </text:list-item>
        <text:list-item>
          <text:p text:style-name="P25">🛡️ Audit log of all pointage actions </text:p>
        </text:list-item>
      </text:list>
      <text:p text:style-name="Text_20_body"/>
      <text:p text:style-name="Text_20_body"/>
      <text:h text:style-name="Heading_20_1" text:outline-level="1">🔁 <text:span text:style-name="Strong_20_Emphasis">Order Lifecycle &amp; Real-Time Tracking</text:span></text:h>
      <text:p text:style-name="Text_20_body">Each order progresses through a clear status flow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6">STATUS</text:p>
          </table:table-cell>
          <table:table-cell table:style-name="Table5.A1" office:value-type="string">
            <text:p text:style-name="P26">TRIGGERED BY</text:p>
          </table:table-cell>
          <table:table-cell table:style-name="Table5.C1" office:value-type="string">
            <text:p text:style-name="P26">VISIBLE TO</text:p>
          </table:table-cell>
        </table:table-row>
        <table:table-row>
          <table:table-cell table:style-name="Table5.A2" office:value-type="string">
            <text:p text:style-name="P20">Created</text:p>
          </table:table-cell>
          <table:table-cell table:style-name="Table5.A2" office:value-type="string">
            <text:p text:style-name="P27">Client/Waiter</text:p>
          </table:table-cell>
          <table:table-cell table:style-name="Table5.C2" office:value-type="string">
            <text:p text:style-name="P27">All</text:p>
          </table:table-cell>
        </table:table-row>
        <table:table-row>
          <table:table-cell table:style-name="Table5.A2" office:value-type="string">
            <text:p text:style-name="P20"><text:span text:style-name="T6">C</text:span>onfirmed</text:p>
          </table:table-cell>
          <table:table-cell table:style-name="Table5.A2" office:value-type="string">
            <text:p text:style-name="P27">Waiter</text:p>
          </table:table-cell>
          <table:table-cell table:style-name="Table5.C2" office:value-type="string">
            <text:p text:style-name="P27">All</text:p>
          </table:table-cell>
        </table:table-row>
        <table:table-row>
          <table:table-cell table:style-name="Table5.A2" office:value-type="string">
            <text:p text:style-name="P20"><text:span text:style-name="T6">P</text:span>reparing</text:p>
          </table:table-cell>
          <table:table-cell table:style-name="Table5.A2" office:value-type="string">
            <text:p text:style-name="P27">Barista</text:p>
          </table:table-cell>
          <table:table-cell table:style-name="Table5.C2" office:value-type="string">
            <text:p text:style-name="P27">All</text:p>
          </table:table-cell>
        </table:table-row>
        <table:table-row>
          <table:table-cell table:style-name="Table5.A2" office:value-type="string">
            <text:p text:style-name="P27">Ready</text:p>
          </table:table-cell>
          <table:table-cell table:style-name="Table5.A2" office:value-type="string">
            <text:p text:style-name="P27">Barista</text:p>
          </table:table-cell>
          <table:table-cell table:style-name="Table5.C2" office:value-type="string">
            <text:p text:style-name="P27">All</text:p>
          </table:table-cell>
        </table:table-row>
        <table:table-row>
          <table:table-cell table:style-name="Table5.A2" office:value-type="string">
            <text:p text:style-name="P27">Served</text:p>
          </table:table-cell>
          <table:table-cell table:style-name="Table5.A2" office:value-type="string">
            <text:p text:style-name="P27">Waiter</text:p>
          </table:table-cell>
          <table:table-cell table:style-name="Table5.C2" office:value-type="string">
            <text:p text:style-name="P27">All</text:p>
          </table:table-cell>
        </table:table-row>
        <table:table-row table:style-name="Table5.7">
          <table:table-cell table:style-name="Table5.A2" office:value-type="string">
            <text:p text:style-name="P27">Paid</text:p>
          </table:table-cell>
          <table:table-cell table:style-name="Table5.A2" office:value-type="string">
            <text:p text:style-name="P27">Waiter/Admin</text:p>
          </table:table-cell>
          <table:table-cell table:style-name="Table5.C2" office:value-type="string">
            <text:p text:style-name="P27">All</text:p>
          </table:table-cell>
        </table:table-row>
        <table:table-row table:style-name="Table5.7">
          <table:table-cell table:style-name="Table5.A2" office:value-type="string">
            <text:p text:style-name="P27">Cancelled</text:p>
          </table:table-cell>
          <table:table-cell table:style-name="Table5.A2" office:value-type="string">
            <text:p text:style-name="P27">Waiter/Barista/Admin</text:p>
          </table:table-cell>
          <table:table-cell table:style-name="Table5.C2" office:value-type="string">
            <text:p text:style-name="P27">All (with reason)</text:p>
          </table:table-cell>
        </table:table-row>
      </table:table>
      <text:p text:style-name="Text_20_body"/>
      <text:p text:style-name="P28"><text:span text:style-name="T2">“🔄 All updates are </text:span><text:span text:style-name="Strong_20_Emphasis"><text:span text:style-name="T2">broadcast in real time</text:span></text:span><text:span text:style-name="T2"> via WebSocket.”</text:span></text:p>
      <text:p text:style-name="Text_20_body"/>
      <text:p text:style-name="Text_20_body"/>
      <text:h text:style-name="Heading_20_1" text:outline-level="1"><text:soft-page-break/>💼 Role-Specific Features</text:h>
      <text:list text:style-name="L11">
        <text:list-item>
          <text:list>
            <text:list-item>
              <text:h text:style-name="P29" text:outline-level="2">Client</text:h>
            </text:list-item>
          </text:list>
        </text:list-item>
      </text:list>
      <text:list text:style-name="L12">
        <text:list-item>
          <text:p text:style-name="P30">View digital menu (with modifiers)</text:p>
        </text:list-item>
        <text:list-item>
          <text:p text:style-name="P30">Create/edit/confirm/cancel order</text:p>
        </text:list-item>
        <text:list-item>
          <text:p text:style-name="P30">Track real-time order progress</text:p>
        </text:list-item>
        <text:list-item>
          <text:p text:style-name="P31">No login required </text:p>
          <text:p text:style-name="P31"/>
        </text:list-item>
      </text:list>
      <text:list text:style-name="L13">
        <text:list-item>
          <text:list>
            <text:list-item>
              <text:h text:style-name="P32" text:outline-level="2">Waiter</text:h>
            </text:list-item>
          </text:list>
        </text:list-item>
      </text:list>
      <text:list text:style-name="L14">
        <text:list-item>
          <text:p text:style-name="P33">Create orders (for client)</text:p>
        </text:list-item>
        <text:list-item>
          <text:p text:style-name="P33">Update order status (<text:span text:style-name="Source_20_Text">Served</text:span>)</text:p>
        </text:list-item>
        <text:list-item>
          <text:p text:style-name="P33">Generate <text:span text:style-name="Strong_20_Emphasis">digital or printed bill</text:span></text:p>
        </text:list-item>
        <text:list-item>
          <text:p text:style-name="P33">Support <text:span text:style-name="Strong_20_Emphasis">split bills &amp; discounts</text:span></text:p>
        </text:list-item>
        <text:list-item>
          <text:p text:style-name="P33"><text:span text:style-name="Strong_20_Emphasis">Clock in/out</text:span> via PIN or email</text:p>
        </text:list-item>
        <text:list-item>
          <text:p text:style-name="P34">View shift hours </text:p>
          <text:p text:style-name="P34"/>
        </text:list-item>
      </text:list>
      <text:list text:style-name="L15">
        <text:list-item>
          <text:list>
            <text:list-item>
              <text:h text:style-name="P35" text:outline-level="2">Barista</text:h>
            </text:list-item>
          </text:list>
        </text:list-item>
      </text:list>
      <text:list text:style-name="L16">
        <text:list-item>
          <text:p text:style-name="P36">View assigned orders</text:p>
        </text:list-item>
        <text:list-item>
          <text:p text:style-name="P36">Update status: <text:span text:style-name="Source_20_Text">Preparing</text:span>, <text:span text:style-name="Source_20_Text">Ready</text:span></text:p>
        </text:list-item>
        <text:list-item>
          <text:p text:style-name="P36">Add preparation notes</text:p>
        </text:list-item>
        <text:list-item>
          <text:p text:style-name="P37"><text:span text:style-name="Strong_20_Emphasis">Clock in/out</text:span> at start/end of shift </text:p>
        </text:list-item>
      </text:list>
      <text:p text:style-name="Text_20_body"/>
      <text:list text:style-name="L17">
        <text:list-item>
          <text:list>
            <text:list-item>
              <text:h text:style-name="P38" text:outline-level="2">Admin</text:h>
            </text:list-item>
          </text:list>
        </text:list-item>
      </text:list>
      <text:list text:style-name="L18">
        <text:list-item>
          <text:p text:style-name="P39">Add/edit/delete cafés</text:p>
        </text:list-item>
        <text:list-item>
          <text:p text:style-name="P39">Assign staff to cafés</text:p>
        </text:list-item>
        <text:list-item>
          <text:p text:style-name="P39">Manage menus &amp; pricing</text:p>
        </text:list-item>
        <text:list-item>
          <text:p text:style-name="P39">View <text:span text:style-name="Strong_20_Emphasis">sales &amp; pointage reports</text:span></text:p>
        </text:list-item>
        <text:list-item>
          <text:p text:style-name="P39">Export data (CSV/PDF)</text:p>
        </text:list-item>
        <text:list-item>
          <text:p text:style-name="P39">Set shift schedules</text:p>
        </text:list-item>
        <text:list-item>
          <text:p text:style-name="P40">Monitor real-time orders </text:p>
        </text:list-item>
      </text:list>
      <text:list text:style-name="L19">
        <text:list-item>
          <text:list>
            <text:list-item>
              <text:h text:style-name="P41" text:outline-level="2">App Owner (You)</text:h>
            </text:list-item>
          </text:list>
        </text:list-item>
      </text:list>
      <text:list text:style-name="L20">
        <text:list-item>
          <text:p text:style-name="P42">Deliver app as <text:span text:style-name="Strong_20_Emphasis">compiled binary</text:span> (<text:span text:style-name="Source_20_Text">.exe</text:span>, standalone)</text:p>
        </text:list-item>
        <text:list-item>
          <text:p text:style-name="P42"><text:span text:style-name="Strong_20_Emphasis">Obfuscate source code</text:span></text:p>
        </text:list-item>
        <text:list-item>
          <text:p text:style-name="P42"><text:span text:style-name="Strong_20_Emphasis">Generate license keys</text:span> per café</text:p>
        </text:list-item>
        <text:list-item>
          <text:p text:style-name="P42"><text:span text:style-name="Strong_20_Emphasis">Bind license to hardware</text:span> (MAC, disk ID)</text:p>
        </text:list-item>
        <text:list-item>
          <text:p text:style-name="P42"><text:span text:style-name="Strong_20_Emphasis">Remotely deactivate</text:span> unauthorized copies</text:p>
        </text:list-item>
        <text:list-item>
          <text:p text:style-name="P43"><text:soft-page-break/>Collect anonymous usage stats (optional) </text:p>
        </text:list-item>
      </text:list>
      <text:p text:style-name="P44">“🔐 You retain full control — no source code given to customers. ”</text:p>
      <text:p text:style-name="Text_20_body"/>
      <text:p text:style-name="Text_20_body"/>
      <text:h text:style-name="Heading_20_1" text:outline-level="1">📊 <text:span text:style-name="Strong_20_Emphasis">Reporting &amp; Analytics</text:span></text:h>
      <text:h text:style-name="Heading_20_3" text:outline-level="3">8.1 Sales Reports </text:h>
      <text:list text:style-name="L21">
        <text:list-item>
          <text:p text:style-name="P45">Daily/Weekly/Monthly revenue</text:p>
        </text:list-item>
        <text:list-item>
          <text:p text:style-name="P45">Top-selling items</text:p>
        </text:list-item>
        <text:list-item>
          <text:p text:style-name="P45">Profit &amp; benefit analysis</text:p>
        </text:list-item>
        <text:list-item>
          <text:p text:style-name="P46">Peak hours chart </text:p>
        </text:list-item>
      </text:list>
      <text:h text:style-name="P47" text:outline-level="3">8.2 Staff Reports </text:h>
      <text:list text:style-name="L22">
        <text:list-item>
          <text:p text:style-name="P48">Hours worked per employee</text:p>
        </text:list-item>
        <text:list-item>
          <text:p text:style-name="P48">Attendance trends</text:p>
        </text:list-item>
        <text:list-item>
          <text:p text:style-name="P48">Late arrivals / absences</text:p>
        </text:list-item>
        <text:list-item>
          <text:p text:style-name="P49">Payroll-ready export </text:p>
        </text:list-item>
      </text:list>
      <text:h text:style-name="P47" text:outline-level="3">8.3 Order Reports </text:h>
      <text:list text:style-name="L23">
        <text:list-item>
          <text:p text:style-name="P50">Orders by status</text:p>
        </text:list-item>
        <text:list-item>
          <text:p text:style-name="P50">Average preparation time</text:p>
        </text:list-item>
        <text:list-item>
          <text:p text:style-name="P51">Cancelled orders (with reasons) </text:p>
        </text:list-item>
      </text:list>
      <text:p text:style-name="Text_20_body"/>
      <text:h text:style-name="Heading_20_1" text:outline-level="1"><text:s/>🖥️ Technical Architecture (High-Level)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LAYER</text:p>
          </table:table-cell>
          <table:table-cell table:style-name="Table6.B1" office:value-type="string">
            <text:p text:style-name="P52">TECHNOLOGY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Frontend</text:span></text:p>
          </table:table-cell>
          <table:table-cell table:style-name="Table6.B2" office:value-type="string">
            <text:p text:style-name="Table_20_Contents">Responsive Web UI (HTML/CSS/JS) – tablet/PC friendly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Backend</text:span></text:p>
          </table:table-cell>
          <table:table-cell table:style-name="Table6.B2" office:value-type="string">
            <text:p text:style-name="Table_20_Contents">Node.js (Express + Socket.IO) or Python (Flask/Django)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Real-Time</text:span></text:p>
          </table:table-cell>
          <table:table-cell table:style-name="Table6.B2" office:value-type="string">
            <text:p text:style-name="Table_20_Contents">WebSocket (Socket.IO or Django Channels)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Database</text:span></text:p>
          </table:table-cell>
          <table:table-cell table:style-name="Table6.B2" office:value-type="string">
            <text:p text:style-name="Table_20_Contents">SQLite (file-based, no server) or PostgreSQL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Auth</text:span></text:p>
          </table:table-cell>
          <table:table-cell table:style-name="Table6.B2" office:value-type="string">
            <text:p text:style-name="Standard">Firebase Auth, Passport.js, or custom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Deployment</text:span></text:p>
          </table:table-cell>
          <table:table-cell table:style-name="Table6.B2" office:value-type="string">
            <text:p text:style-name="Table_20_Contents">Local device (mini PC/tablet) running the app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Protection</text:span></text:p>
          </table:table-cell>
          <table:table-cell table:style-name="Table6.B2" office:value-type="string">
            <text:p text:style-name="Standard">Obfuscation + Packaging (<text:span text:style-name="Source_20_Text">.exe</text:span>) + License Key</text:p>
          </table:table-cell>
        </table:table-row>
      </table:table>
      <text:p text:style-name="P53"/>
      <text:p text:style-name="P54"><text:span text:style-name="T2">“🌐 App accessed via: </text:span><text:span text:style-name="Source_20_Text"><text:span text:style-name="T2">http://localhost:3000</text:span></text:span><text:span text:style-name="T2"> or local IP ”</text:span></text:p>
      <text:p text:style-name="P53"/>
      <text:p text:style-name="P53"/>
      <text:h text:style-name="Heading_20_1" text:outline-level="1"><text:soft-page-break/>🧩 <text:span text:style-name="Strong_20_Emphasis">Data Structure (Conceptual Model)</text:span></text:h>
      <text:p text:style-name="P53">Admin (id, email, phone, name)</text:p>
      <text:p text:style-name="P53">│</text:p>
      <text:p text:style-name="P53">├── Café (id, name, address, admin_id)</text:p>
      <text:p text:style-name="P53">│ <text:s text:c="2"/>│</text:p>
      <text:p text:style-name="P53">│ <text:s text:c="2"/>├── Menu (id, café_id, items)</text:p>
      <text:p text:style-name="P53">│ <text:s text:c="2"/>│</text:p>
      <text:p text:style-name="P53">│ <text:s text:c="2"/>├── Staff (id, name, email, role, café_id)</text:p>
      <text:p text:style-name="P53">│ <text:s text:c="2"/>│ <text:s text:c="2"/>└── AttendanceRecords</text:p>
      <text:p text:style-name="P53">│ <text:s text:c="2"/>│ <text:s text:c="6"/>├── clock_in</text:p>
      <text:p text:style-name="P53">│ <text:s text:c="2"/>│ <text:s text:c="6"/>├── clock_out</text:p>
      <text:p text:style-name="P53">│ <text:s text:c="2"/>│ <text:s text:c="6"/>├── total_hours</text:p>
      <text:p text:style-name="P53">│ <text:s text:c="2"/>│ <text:s text:c="6"/>└── status</text:p>
      <text:p text:style-name="P53">│ <text:s text:c="2"/>│</text:p>
      <text:p text:style-name="P53">│ <text:s text:c="2"/>└── Orders</text:p>
      <text:p text:style-name="P53">│ <text:s text:c="6"/>├── items, total, status</text:p>
      <text:p text:style-name="P53">│ <text:s text:c="6"/>├── waiter_id, barista_id</text:p>
      <text:p text:style-name="P53">│ <text:s text:c="6"/>└── created_at, paid_at</text:p>
      <text:p text:style-name="P53">│</text:p>
      <text:p text:style-name="P53">└── Reports (aggregated by café or all)</text:p>
      <text:p text:style-name="P53"/>
      <text:h text:style-name="Heading_20_1" text:outline-level="1">🧩 <text:span text:style-name="Strong_20_Emphasis">Data Structure (Conceptual Model)</text:span>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5">FEATURE</text:p>
          </table:table-cell>
          <table:table-cell table:style-name="Table7.B1" office:value-type="string">
            <text:p text:style-name="P55">DESCRIPTION</text:p>
          </table:table-cell>
        </table:table-row>
        <table:table-row>
          <table:table-cell table:style-name="Table7.A2" office:value-type="string">
            <text:p text:style-name="Table_20_Contents"><text:span text:style-name="Strong_20_Emphasis">Mobile App</text:span></text:p>
          </table:table-cell>
          <table:table-cell table:style-name="Table7.B2" office:value-type="string">
            <text:p text:style-name="Table_20_Contents">Clients order via QR code</text:p>
          </table:table-cell>
        </table:table-row>
        <table:table-row>
          <table:table-cell table:style-name="Table7.A2" office:value-type="string">
            <text:p text:style-name="Table_20_Contents"><text:span text:style-name="Strong_20_Emphasis">Cloud Sync</text:span></text:p>
          </table:table-cell>
          <table:table-cell table:style-name="Table7.B2" office:value-type="string">
            <text:p text:style-name="Table_20_Contents">Backup data securely</text:p>
          </table:table-cell>
        </table:table-row>
        <table:table-row>
          <table:table-cell table:style-name="Table7.A2" office:value-type="string">
            <text:p text:style-name="Table_20_Contents"><text:span text:style-name="Strong_20_Emphasis">Loyalty Program</text:span></text:p>
          </table:table-cell>
          <table:table-cell table:style-name="Table7.B2" office:value-type="string">
            <text:p text:style-name="Table_20_Contents">Points &amp; rewards</text:p>
          </table:table-cell>
        </table:table-row>
        <table:table-row>
          <table:table-cell table:style-name="Table7.A2" office:value-type="string">
            <text:p text:style-name="Table_20_Contents"><text:span text:style-name="Strong_20_Emphasis">Voice Alerts</text:span></text:p>
          </table:table-cell>
          <table:table-cell table:style-name="Table7.B2" office:value-type="string">
            <text:p text:style-name="Standard">"Order 12 ready!"</text:p>
          </table:table-cell>
        </table:table-row>
        <table:table-row>
          <table:table-cell table:style-name="Table7.A2" office:value-type="string">
            <text:p text:style-name="Table_20_Contents"><text:span text:style-name="Strong_20_Emphasis">Shift Scheduling</text:span></text:p>
          </table:table-cell>
          <table:table-cell table:style-name="Table7.B2" office:value-type="string">
            <text:p text:style-name="Table_20_Contents">Assign shifts in advance</text:p>
          </table:table-cell>
        </table:table-row>
        <table:table-row table:style-name="Table7.7">
          <table:table-cell table:style-name="Table7.A2" office:value-type="string">
            <text:p text:style-name="Table_20_Contents"><text:span text:style-name="Strong_20_Emphasis">Geofencing</text:span></text:p>
          </table:table-cell>
          <table:table-cell table:style-name="Table7.B2" office:value-type="string">
            <text:p text:style-name="Table_20_Contents">Clock-in only from café location</text:p>
          </table:table-cell>
        </table:table-row>
      </table:table>
      <text:p text:style-name="P53"/>
      <text:p text:style-name="P53"/>
      <text:p text:style-name="P53"/>
      <text:h text:style-name="Heading_20_1" text:outline-level="1"><text:soft-page-break/><text:span text:style-name="Strong_20_Emphasis">Next Steps</text:span> </text:h>
      <text:p text:style-name="P10">✅ Finalize: </text:p>
      <text:list text:style-name="L24">
        <text:list-item>
          <text:p text:style-name="P56">UI/UX wireframes (dashboard, pointage screen, order view)</text:p>
        </text:list-item>
        <text:list-item>
          <text:p text:style-name="P56">Choose tech stack (Node.js vs Python)</text:p>
        </text:list-item>
        <text:list-item>
          <text:p text:style-name="P56">Design database schema (SQLite/PostgreSQL)</text:p>
        </text:list-item>
        <text:list-item>
          <text:p text:style-name="P56">Build authentication flow (OAuth, OTP, PIN)</text:p>
        </text:list-item>
        <text:list-item>
          <text:p text:style-name="P56">Develop license &amp; protection system</text:p>
        </text:list-item>
        <text:list-item>
          <text:p text:style-name="P57">Prepare deployment model (device or installer) </text:p>
        </text:list-item>
      </text:list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0:34:47.354881771</meta:creation-date>
    <dc:date>2025-09-09T02:11:57.780007342</dc:date>
    <meta:editing-duration>PT28M45S</meta:editing-duration>
    <meta:editing-cycles>3</meta:editing-cycles>
    <meta:generator>LibreOffice/25.2.5.2$Linux_X86_64 LibreOffice_project/fb4792146257752f54eab576deb869869b108571</meta:generator>
    <meta:document-statistic meta:table-count="7" meta:image-count="0" meta:object-count="0" meta:page-count="8" meta:paragraph-count="267" meta:word-count="1030" meta:character-count="6312" meta:non-whitespace-character-count="5477"/>
  </office:meta>
</office:document-meta>
</file>